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esult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esul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esult.ParseResult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ExpressionParser.nextArgument( String string , int startPos , String filename , int line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8">
            <text:p text:style-name="Table_20_Contents">28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AttributeExpressionParser.parse( String string , String filename , int lin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rgument.Argument( String field , String tex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gument.equalsOrNull( String a , String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